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DB7276C7A46399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-color="#ffff00" draw:opacity="20%" draw:textarea-horizontal-align="justify" draw:textarea-vertical-align="middle" draw:auto-grow-height="false" fo:min-height="11.644cm" fo:min-width="18.1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-color="#ff0000" draw:opacity="20%" draw:textarea-horizontal-align="justify" draw:textarea-vertical-align="middle" draw:auto-grow-height="false" fo:min-height="0.644cm" fo:min-width="16.6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ff" draw:marker-start-width="0.359cm" draw:marker-end-width="0.359cm" draw:fill-color="#0000ff" draw:opacity="20%" draw:textarea-horizontal-align="justify" draw:textarea-vertical-align="middle" draw:auto-grow-height="false" fo:min-height="0.644cm" fo:min-width="0.7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svg:stroke-color="#355e00" draw:fill-color="#94bd5e" draw:textarea-horizontal-align="justify" draw:textarea-vertical-align="middle" draw:auto-grow-height="false" fo:min-height="1.75cm" fo:min-width="3.4cm"/>
    </style:style>
    <style:style style:name="gr7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3.4cm"/>
    </style:style>
    <style:style style:name="gr8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="Arrow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color="#944794" draw:fill-color="#9966cc" draw:textarea-horizontal-align="justify" draw:textarea-vertical-align="middle" draw:auto-grow-height="false" fo:min-height="1.75cm" fo:min-width="4.2cm"/>
    </style:style>
    <style:style style:name="gr12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2.3cm"/>
    </style:style>
    <style:style style:name="gr14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2.2cm"/>
    </style:style>
    <style:style style:name="gr15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1.6cm"/>
    </style:style>
    <style:style style:name="gr16" style:family="graphic" style:parent-style-name="standard">
      <style:graphic-properties draw:stroke="none" svg:stroke-color="#000000" draw:fill="none" draw:fill-color="#ffffff" fo:min-height="0.475cm"/>
    </style:style>
    <style:style style:name="gr17" style:family="graphic" style:parent-style-name="standard">
      <style:graphic-properties draw:stroke="none" svg:stroke-color="#000000" draw:fill="none" draw:fill-color="#ffffff" fo:min-height="0.949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svg:stroke-width="0.106cm" svg:stroke-color="#000000" draw:marker-start="Arrow" draw:marker-start-width="0.359cm" draw:marker-end-width="0.359cm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4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20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0000ff" draw:opacity="20%"/>
      <style:paragraph-properties fo:text-align="center"/>
    </style:style>
    <style:style style:name="P5" style:family="paragraph">
      <loext:graphic-properties draw:fill="none" draw:fill-color="#ffffff"/>
      <style:text-properties fo:color="#ffff00" style:font-name="Arial" fo:font-size="28pt" fo:text-shadow="1pt 1pt" style:font-size-asian="28pt" style:font-size-complex="28pt"/>
    </style:style>
    <style:style style:name="P6" style:family="paragraph">
      <loext:graphic-properties draw:fill="none" draw:fill-color="#ffffff"/>
      <style:text-properties fo:color="#ff0000" style:font-name="Arial" fo:font-size="28pt" fo:text-shadow="1pt 1pt" style:font-size-asian="28pt" style:font-size-complex="28pt"/>
    </style:style>
    <style:style style:name="P7" style:family="paragraph">
      <loext:graphic-properties draw:fill="none" draw:fill-color="#ffffff"/>
      <style:text-properties fo:color="#0000ff" style:font-name="Arial" fo:font-size="28pt" fo:text-shadow="1pt 1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-color="#94bd5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ffff00" style:font-name="Arial" fo:font-size="28pt" fo:text-shadow="1pt 1pt" style:font-size-asian="28pt" style:font-size-complex="28pt"/>
    </style:style>
    <style:style style:name="T2" style:family="text">
      <style:text-properties fo:color="#ff0000" style:font-name="Arial" fo:font-size="28pt" fo:text-shadow="1pt 1pt" style:font-size-asian="28pt" style:font-size-complex="28pt"/>
    </style:style>
    <style:style style:name="T3" style:family="text">
      <style:text-properties fo:color="#0000ff" style:font-name="Arial" fo:font-size="28pt" fo:text-shadow="1pt 1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8.999cm" svg:height="14.291cm" svg:x="6.601cm" svg:y="1cm">
            <draw:image xlink:href="Pictures/100000000000032000000258DB7276C7A463999E.png" xlink:type="simple" xlink:show="embed" xlink:actuate="onLoad">
              <text:p/>
            </draw:image>
          </draw:frame>
          <draw:custom-shape draw:style-name="gr2" draw:text-style-name="P2" xml:id="id2" draw:id="id2" draw:layer="layout" svg:width="18.8cm" svg:height="12cm" svg:x="6.6cm" svg:y="3.2cm">
            <draw:glue-point draw:id="4" svg:x="-5cm" svg:y="-4.666cm"/>
            <draw:glue-point draw:id="5" svg:x="5.028cm" svg:y="-4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7.3cm" svg:height="1cm" svg:x="6.6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xml:id="id5" draw:id="id5" draw:layer="layout" svg:width="1.4cm" svg:height="1cm" svg:x="24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5" draw:layer="layout" svg:width="6.1cm" svg:height="1.6cm" svg:x="12.9cm" svg:y="5.8cm">
            <draw:text-box>
              <text:p><text:span text:style-name="T1">page.riot.tag</text:span></text:p>
            </draw:text-box>
          </draw:frame>
          <draw:frame draw:style-name="gr5" draw:text-style-name="P6" draw:layer="layout" svg:width="6.1cm" svg:height="1.6cm" svg:x="9.5cm" svg:y="1.9cm">
            <draw:text-box>
              <text:p><text:span text:style-name="T2">tabs.riot.tag</text:span></text:p>
            </draw:text-box>
          </draw:frame>
          <draw:frame draw:style-name="gr5" draw:text-style-name="P7" draw:layer="layout" svg:width="8.1cm" svg:height="1.6cm" svg:x="17.7cm" svg:y="0.8cm">
            <draw:text-box>
              <text:p><text:span text:style-name="T3">autologin.riot.tag</text:span></text:p>
            </draw:text-box>
          </draw:frame>
          <draw:custom-shape draw:style-name="gr6" draw:text-style-name="P9" xml:id="id1" draw:id="id1" draw:layer="layout" svg:width="3.9cm" svg:height="2cm" svg:x="27.8cm" svg:y="8.2cm">
            <draw:glue-point draw:id="4" svg:x="-2.476cm" svg:y="-4.97cm"/>
            <draw:glue-point draw:id="5" svg:x="2.71cm" svg:y="-4.97cm"/>
            <text:p text:style-name="P8">autologin.js</text:p>
            <text:p text:style-name="P8">crypt.js</text:p>
            <draw:enhanced-geometry svg:viewBox="0 0 21600 21600" draw:type="rectangle" draw:enhanced-path="M 0 0 L 21600 0 21600 21600 0 21600 0 0 Z N"/>
          </draw:custom-shape>
          <draw:custom-shape draw:style-name="gr7" draw:text-style-name="P9" xml:id="id3" draw:id="id3" draw:layer="layout" svg:width="3.9cm" svg:height="2cm" svg:x="0.3cm" svg:y="7.047cm">
            <text:p text:style-name="P8">customize.js</text:p>
            <draw:enhanced-geometry svg:viewBox="0 0 21600 21600" draw:type="rectangle" draw:enhanced-path="M 0 0 L 21600 0 21600 21600 0 21600 0 0 Z N"/>
          </draw:custom-shape>
          <draw:custom-shape draw:style-name="gr6" draw:text-style-name="P9" xml:id="id4" draw:id="id4" draw:layer="layout" svg:width="3.9cm" svg:height="2cm" svg:x="14.052cm" svg:y="16.881cm">
            <text:p text:style-name="P8">block.js</text:p>
            <draw:enhanced-geometry svg:viewBox="0 0 21600 21600" draw:type="rectangle" draw:enhanced-path="M 0 0 L 21600 0 21600 21600 0 21600 0 0 Z N"/>
          </draw:custom-shape>
          <draw:connector draw:style-name="gr8" draw:text-style-name="P8" draw:layer="layout" svg:x1="27.8cm" svg:y1="9.2cm" svg:x2="25.4cm" svg:y2="9.2cm" draw:start-shape="id1" draw:start-glue-point="3" draw:end-shape="id2" svg:d="M27800 9200h-2400" svg:viewBox="0 0 2401 1">
            <text:p/>
          </draw:connector>
          <draw:connector draw:style-name="gr8" draw:text-style-name="P8" draw:layer="layout" svg:x1="4.2cm" svg:y1="8.047cm" svg:x2="6.6cm" svg:y2="8.045cm" draw:start-shape="id3" draw:start-glue-point="1" svg:d="M4200 8047h1451v-2h949" svg:viewBox="0 0 2401 3">
            <text:p/>
          </draw:connector>
          <draw:connector draw:style-name="gr9" draw:text-style-name="P8" draw:layer="layout" svg:x1="16.002cm" svg:y1="16.881cm" svg:x2="16cm" svg:y2="15.2cm" draw:start-shape="id4" draw:start-glue-point="0" draw:end-shape="id2" draw:end-glue-point="2" svg:d="M16002 16881v-814h-2v-867" svg:viewBox="0 0 3 1682">
            <text:p/>
          </draw:connector>
          <draw:connector draw:style-name="gr10" draw:text-style-name="P10" draw:layer="layout" svg:x1="30.806cm" svg:y1="8.206cm" svg:x2="25.4cm" svg:y2="2.6cm" draw:start-shape="id1" draw:start-glue-point="5" draw:end-shape="id5" draw:end-glue-point="1" svg:d="M30806 8206v-5606h-5406" svg:viewBox="0 0 5407 5607">
            <text:p/>
          </draw:connector>
          <draw:connector draw:style-name="gr8" draw:text-style-name="P8" draw:layer="layout" svg:x1="6.6cm" svg:y1="3.601cm" svg:x2="2.25cm" svg:y2="7.047cm" draw:start-shape="id2" draw:start-glue-point="4" draw:end-shape="id3" draw:end-glue-point="0" svg:d="M6600 3601h-4350v3446" svg:viewBox="0 0 4351 3447">
            <text:p/>
          </draw:connector>
          <draw:custom-shape draw:style-name="gr11" draw:text-style-name="P11" xml:id="id6" draw:id="id6" draw:layer="layout" svg:width="4.7cm" svg:height="2cm" svg:x="21.4cm" svg:y="16.881cm">
            <text:p text:style-name="P8"><text:span text:style-name="T4">Web Server</text:span></text:p>
            <draw:enhanced-geometry svg:viewBox="0 0 21600 21600" draw:type="rectangle" draw:enhanced-path="M 0 0 L 21600 0 21600 21600 0 21600 0 0 Z N"/>
          </draw:custom-shape>
          <draw:connector draw:style-name="gr12" draw:text-style-name="P8" draw:layer="layout" svg:x1="17.952cm" svg:y1="17.881cm" svg:x2="21.4cm" svg:y2="17.881cm" draw:start-shape="id4" draw:start-glue-point="1" draw:end-shape="id6" draw:end-glue-point="3" svg:d="M17952 17881h3448" svg:viewBox="0 0 3449 1">
            <text:p/>
          </draw:connector>
          <draw:custom-shape draw:style-name="gr13" draw:text-style-name="P12" xml:id="id8" draw:id="id8" draw:layer="layout" svg:width="2.8cm" svg:height="0.7cm" svg:x="0.852cm" svg:y="9.751cm">
            <text:p text:style-name="P8"><text:span text:style-name="T5">customize.ym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xml:id="id7" draw:id="id7" draw:layer="layout" svg:width="2.7cm" svg:height="0.8cm" svg:x="28.4cm" svg:y="11cm">
            <text:p text:style-name="P8"><text:span text:style-name="T5">autologin.yml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xml:id="id9" draw:id="id9" draw:layer="layout" svg:width="2.1cm" svg:height="0.7cm" svg:x="14.952cm" svg:y="19.5cm">
            <text:p text:style-name="P8"><text:span text:style-name="T5">block.yml</text:span></text:p>
            <draw:enhanced-geometry svg:viewBox="0 0 21600 21600" draw:type="rectangle" draw:enhanced-path="M 0 0 L 21600 0 21600 21600 0 21600 0 0 Z N"/>
          </draw:custom-shape>
          <draw:frame draw:style-name="gr16" draw:text-style-name="P13" draw:layer="layout" svg:width="3.68cm" svg:height="0.725cm" svg:x="2.588cm" svg:y="3.912cm">
            <draw:text-box>
              <text:p text:style-name="P8"><text:span text:style-name="T6">URL page</text:span></text:p>
            </draw:text-box>
          </draw:frame>
          <draw:frame draw:style-name="gr17" draw:text-style-name="P13" draw:layer="layout" svg:width="2.5cm" svg:height="1.199cm" svg:x="4.1cm" svg:y="8.201cm">
            <draw:text-box>
              <text:p text:style-name="P8"><text:span text:style-name="T6">Injection JS/CSS</text:span></text:p>
            </draw:text-box>
          </draw:frame>
          <draw:frame draw:style-name="gr17" draw:text-style-name="P13" draw:layer="layout" svg:width="2.3cm" svg:height="1.199cm" svg:x="25.6cm" svg:y="7.9cm">
            <draw:text-box>
              <text:p text:style-name="P8"><text:span text:style-name="T6">Injection</text:span></text:p>
              <text:p text:style-name="P8"><text:span text:style-name="T6">JS</text:span></text:p>
            </draw:text-box>
          </draw:frame>
          <draw:frame draw:style-name="gr17" draw:text-style-name="P13" draw:layer="layout" svg:width="3.6cm" svg:height="1.199cm" svg:x="12.1cm" svg:y="15.501cm">
            <draw:text-box>
              <text:p text:style-name="P8"><text:span text:style-name="T6">URL ressource</text:span></text:p>
            </draw:text-box>
          </draw:frame>
          <draw:frame draw:style-name="gr17" draw:text-style-name="P13" draw:layer="layout" svg:width="3.1cm" svg:height="1.199cm" svg:x="26.81cm" svg:y="1.205cm">
            <draw:text-box>
              <text:p text:style-name="P8"><text:span text:style-name="T6">Master</text:span></text:p>
              <text:p text:style-name="P8"><text:span text:style-name="T6">Password</text:span></text:p>
            </draw:text-box>
          </draw:frame>
          <draw:frame draw:style-name="gr17" draw:text-style-name="P13" draw:layer="layout" svg:width="2.4cm" svg:height="1.199cm" svg:x="18.548cm" svg:y="16.51cm">
            <draw:text-box>
              <text:p text:style-name="P8"><text:span text:style-name="T6">Request</text:span></text:p>
              <text:p text:style-name="P8"><text:span text:style-name="T6">Allow</text:span></text:p>
            </draw:text-box>
          </draw:frame>
          <draw:connector draw:style-name="gr18" draw:text-style-name="P8" draw:layer="layout" svg:x1="29.75cm" svg:y1="11cm" svg:x2="29.75cm" svg:y2="10.2cm" draw:start-shape="id7" draw:start-glue-point="0" draw:end-shape="id1" draw:end-glue-point="2" svg:d="M29750 11000v-800" svg:viewBox="0 0 1 801">
            <text:p/>
          </draw:connector>
          <draw:connector draw:style-name="gr19" draw:text-style-name="P8" draw:layer="layout" svg:x1="2.25cm" svg:y1="9.047cm" svg:x2="2.252cm" svg:y2="9.751cm" draw:start-shape="id3" draw:start-glue-point="2" draw:end-shape="id8" draw:end-glue-point="0" svg:d="M2250 9047v352h2v352" svg:viewBox="0 0 3 705">
            <text:p/>
          </draw:connector>
          <draw:connector draw:style-name="gr19" draw:text-style-name="P8" draw:layer="layout" svg:x1="16.002cm" svg:y1="18.881cm" svg:x2="16.002cm" svg:y2="19.5cm" draw:start-shape="id4" draw:start-glue-point="2" draw:end-shape="id9" draw:end-glue-point="0" svg:d="M16002 18881v619" svg:viewBox="0 0 1 620">
            <text:p/>
          </draw:connector>
          <draw:connector draw:style-name="gr20" draw:text-style-name="P8" draw:layer="layout" svg:x1="28.785cm" svg:y1="8.206cm" svg:x2="25.4cm" svg:y2="3.632cm" draw:start-shape="id1" draw:start-glue-point="4" draw:end-shape="id2" draw:end-glue-point="5" svg:d="M28785 8206v-4574h-3385" svg:viewBox="0 0 3386 4575">
            <text:p/>
          </draw:connector>
          <draw:frame draw:style-name="gr16" draw:text-style-name="P13" draw:layer="layout" svg:width="3.442cm" svg:height="0.725cm" svg:x="25.475cm" svg:y="3.743cm">
            <draw:text-box>
              <text:p text:style-name="P8"><text:span text:style-name="T6">URL page</text:span></text:p>
            </draw:text-box>
          </draw:frame>
        </draw:g>
        <draw:frame draw:style-name="gr21" draw:text-style-name="P14" draw:layer="layout" svg:width="8.905cm" svg:height="0.569cm" svg:x="0cm" svg:y="20.431cm">
          <draw:text-box>
            <text:p><text:span text:style-name="T7">GPL 2 – GLICER – Emmanuel ROECKER &amp; Rym BOUCHAGOU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OECKER</meta:initial-creator>
    <meta:creation-date>2016-03-01T12:30:17.761000000</meta:creation-date>
    <dc:date>2016-03-03T11:44:14.912000000</dc:date>
    <dc:creator>Emmanuel ROECKER</dc:creator>
    <meta:editing-duration>PT9H54M52S</meta:editing-duration>
    <meta:editing-cycles>28</meta:editing-cycles>
    <meta:generator>LibreOffice/5.0.5.2$Windows_x86 LibreOffice_project/55b006a02d247b5f7215fc6ea0fde844b30035b3</meta:generator>
    <meta:document-statistic meta:object-count="33"/>
  </office:meta>
</office:document-meta>
</file>